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ED000001FF770877E81F34DF47.png" manifest:media-type="image/png"/>
  <manifest:file-entry manifest:full-path="Pictures/10000000000000AA0000009D17C042B4FB319374.png" manifest:media-type="image/png"/>
  <manifest:file-entry manifest:full-path="Pictures/100003A50000017B000001E7A5B2E84C42C85B96.svg" manifest:media-type="image/svg+xml"/>
  <manifest:file-entry manifest:full-path="Pictures/10000201000003E8000000D262270D7C3E523D96.png" manifest:media-type="image/png"/>
  <manifest:file-entry manifest:full-path="Pictures/100006A2000001A8000001A8B3B6DC61F342ADE9.svg" manifest:media-type="image/svg+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6931in" fo:margin-top="0.0396in" fo:margin-bottom="0.0785in" table:align="margins"/>
    </style:style>
    <style:style style:name="Table2.A" style:family="table-column">
      <style:table-column-properties style:column-width="2.2646in" style:rel-column-width="22175*"/>
    </style:style>
    <style:style style:name="Table2.B" style:family="table-column">
      <style:table-column-properties style:column-width="2.2097in" style:rel-column-width="21636*"/>
    </style:style>
    <style:style style:name="Table2.C" style:family="table-column">
      <style:table-column-properties style:column-width="2.2188in" style:rel-column-width="21724*"/>
    </style:style>
    <style:style style:name="Table1" style:family="table">
      <style:table-properties style:width="6.6931in" fo:margin-left="0in" fo:margin-right="0in" fo:margin-top="0.0785in" fo:margin-bottom="0.1576in" table:align="margins" fo:keep-with-next="auto" style:may-break-between-rows="false"/>
    </style:style>
    <style:style style:name="Table1.A" style:family="table-column">
      <style:table-column-properties style:column-width="1.7479in" style:rel-column-width="17112*"/>
    </style:style>
    <style:style style:name="Table1.B" style:family="table-column">
      <style:table-column-properties style:column-width="4.9451in" style:rel-column-width="48423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.A6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6.6931in" fo:margin-left="0in" fo:margin-right="0in" fo:margin-top="0.1181in" fo:margin-bottom="0.1181in" table:align="margins" style:may-break-between-rows="true"/>
    </style:style>
    <style:style style:name="Table3.A" style:family="table-column">
      <style:table-column-properties style:column-width="1.5299in" style:rel-column-width="14979*"/>
    </style:style>
    <style:style style:name="Table3.B" style:family="table-column">
      <style:table-column-properties style:column-width="2.2257in" style:rel-column-width="21792*"/>
    </style:style>
    <style:style style:name="Table3.C" style:family="table-column">
      <style:table-column-properties style:column-width="2.9375in" style:rel-column-width="28764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in" fo:padding-right="0in" fo:padding-top="0.0396in" fo:padding-bottom="0in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07aace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afb9c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a5ab0b"/>
    </style:style>
    <style:style style:name="P7" style:family="paragraph" style:parent-style-name="Text_20_body">
      <style:text-properties officeooo:paragraph-rsid="00b044c8"/>
    </style:style>
    <style:style style:name="P8" style:family="paragraph" style:parent-style-name="Text_20_body">
      <style:text-properties officeooo:paragraph-rsid="00733b65"/>
    </style:style>
    <style:style style:name="P9" style:family="paragraph" style:parent-style-name="Text_20_body">
      <style:text-properties officeooo:paragraph-rsid="00b8d4e3"/>
    </style:style>
    <style:style style:name="P10" style:family="paragraph" style:parent-style-name="Text_20_body">
      <style:text-properties officeooo:paragraph-rsid="00c1aeff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rsid="00c4a812" officeooo:paragraph-rsid="00c4a812"/>
    </style:style>
    <style:style style:name="P13" style:family="paragraph" style:parent-style-name="Table_20_Contents">
      <style:text-properties officeooo:paragraph-rsid="00b044c8"/>
    </style:style>
    <style:style style:name="P14" style:family="paragraph" style:parent-style-name="Table_20_Contents">
      <style:text-properties officeooo:paragraph-rsid="00a5ab0b"/>
    </style:style>
    <style:style style:name="P15" style:family="paragraph" style:parent-style-name="Table_20_Contents">
      <style:text-properties officeooo:paragraph-rsid="00d38ffa"/>
    </style:style>
    <style:style style:name="P16" style:family="paragraph" style:parent-style-name="Title">
      <style:text-properties fo:language="en" fo:country="US" officeooo:rsid="001f0121" officeooo:paragraph-rsid="001f0121"/>
    </style:style>
    <style:style style:name="P17" style:family="paragraph" style:parent-style-name="Subtitle">
      <style:text-properties fo:language="en" fo:country="US" officeooo:rsid="001f0121"/>
    </style:style>
    <style:style style:name="P18" style:family="paragraph" style:parent-style-name="Text_20_body">
      <style:paragraph-properties fo:margin-top="0in" fo:margin-bottom="0in" loext:contextual-spacing="false"/>
      <style:text-properties officeooo:paragraph-rsid="00a4e905"/>
    </style:style>
    <style:style style:name="P19" style:family="paragraph" style:parent-style-name="Text_20_body">
      <style:paragraph-properties fo:margin-top="0in" fo:margin-bottom="0in" loext:contextual-spacing="false"/>
      <style:text-properties officeooo:rsid="0018dfb6" officeooo:paragraph-rsid="00a4e905"/>
    </style:style>
    <style:style style:name="P20" style:family="paragraph" style:parent-style-name="Text_20_body">
      <style:paragraph-properties fo:margin-top="0in" fo:margin-bottom="0in" loext:contextual-spacing="false"/>
      <style:text-properties officeooo:rsid="00c157cb" officeooo:paragraph-rsid="00c157cb"/>
    </style:style>
    <style:style style:name="P21" style:family="paragraph" style:parent-style-name="Text_20_body" style:master-page-name="">
      <style:paragraph-properties style:page-number="auto">
        <style:tab-stops>
          <style:tab-stop style:position="1.9689in"/>
          <style:tab-stop style:position="3.9366in"/>
        </style:tab-stops>
      </style:paragraph-properties>
      <style:text-properties officeooo:paragraph-rsid="00a5ab0b"/>
    </style:style>
    <style:style style:name="P22" style:family="paragraph" style:parent-style-name="Text_20_body" style:master-page-name="">
      <style:paragraph-properties style:page-number="auto"/>
      <style:text-properties officeooo:paragraph-rsid="00a5ab0b"/>
    </style:style>
    <style:style style:name="P23" style:family="paragraph" style:parent-style-name="Text_20_body" style:master-page-name="">
      <style:paragraph-properties fo:keep-together="always" fo:orphans="0" fo:widows="0" style:page-number="auto"/>
      <style:text-properties officeooo:paragraph-rsid="00c4a812"/>
    </style:style>
    <style:style style:name="P24" style:family="paragraph" style:parent-style-name="Caption" style:master-page-name="">
      <style:paragraph-properties style:page-number="auto" fo:keep-with-next="always"/>
      <style:text-properties officeooo:paragraph-rsid="00a5ab0b"/>
    </style:style>
    <style:style style:name="P25" style:family="paragraph" style:parent-style-name="Guide_20_Name">
      <style:text-properties fo:language="en" fo:country="US" officeooo:rsid="001f0121" officeooo:paragraph-rsid="00a4e905"/>
    </style:style>
    <style:style style:name="P26" style:family="paragraph" style:parent-style-name="Definition_20_Term">
      <style:text-properties officeooo:paragraph-rsid="00a5ab0b"/>
    </style:style>
    <style:style style:name="P27" style:family="paragraph" style:parent-style-name="Text_20_body_20_indent">
      <style:text-properties officeooo:paragraph-rsid="00a5ab0b"/>
    </style:style>
    <style:style style:name="P28" style:family="paragraph" style:parent-style-name="Text_20_body_20_indent">
      <style:text-properties officeooo:paragraph-rsid="00c0939e"/>
    </style:style>
    <style:style style:name="P29" style:family="paragraph" style:parent-style-name="Text_20_body_20_indent">
      <style:text-properties officeooo:paragraph-rsid="00c109d4"/>
    </style:style>
    <style:style style:name="P30" style:family="paragraph" style:parent-style-name="Table_20_Heading">
      <style:text-properties officeooo:paragraph-rsid="00a5ab0b"/>
    </style:style>
    <style:style style:name="P31" style:family="paragraph" style:parent-style-name="Table_20_Heading">
      <style:text-properties fo:font-size="10.5pt" officeooo:paragraph-rsid="00d38ffa" style:font-size-asian="10.5pt" style:font-size-complex="10.5pt"/>
    </style:style>
    <style:style style:name="P3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3" style:family="paragraph" style:parent-style-name="Figure">
      <style:text-properties officeooo:paragraph-rsid="00a7428a"/>
    </style:style>
    <style:style style:name="P34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5" style:family="paragraph" style:parent-style-name="Text_20_body">
      <style:text-properties officeooo:paragraph-rsid="00d45e53"/>
    </style:style>
    <style:style style:name="P36" style:family="paragraph" style:parent-style-name="New_20_Chapter" style:master-page-name="First_20_Page">
      <style:paragraph-properties style:page-number="auto" fo:break-before="page">
        <style:tab-stops>
          <style:tab-stop style:position="5.7398in"/>
        </style:tab-stops>
      </style:paragraph-properties>
      <style:text-properties fo:language="en" fo:country="US" officeooo:rsid="001f0121" officeooo:paragraph-rsid="001f0121"/>
    </style:style>
    <style:style style:name="P37" style:family="paragraph" style:parent-style-name="Heading_20_1">
      <style:text-properties officeooo:paragraph-rsid="00a5ab0b"/>
    </style:style>
    <style:style style:name="P38" style:family="paragraph" style:parent-style-name="Heading_20_1">
      <style:text-properties officeooo:paragraph-rsid="00d38ffa"/>
    </style:style>
    <style:style style:name="P39" style:family="paragraph" style:parent-style-name="Heading_20_1" style:master-page-name="">
      <style:paragraph-properties style:page-number="auto"/>
      <style:text-properties officeooo:paragraph-rsid="00a5ab0b"/>
    </style:style>
    <style:style style:name="P40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1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42" style:family="paragraph" style:parent-style-name="Heading_20_2">
      <style:text-properties officeooo:paragraph-rsid="00916c9a"/>
    </style:style>
    <style:style style:name="P43" style:family="paragraph" style:parent-style-name="Heading_20_2">
      <style:text-properties officeooo:paragraph-rsid="00a5ab0b"/>
    </style:style>
    <style:style style:name="P44" style:family="paragraph" style:parent-style-name="Numbering_20_1">
      <style:text-properties officeooo:paragraph-rsid="00c2e977"/>
    </style:style>
    <style:style style:name="P45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46" style:family="paragraph" style:parent-style-name="Numbering_20_1">
      <style:paragraph-properties fo:keep-with-next="always" style:writing-mode="page"/>
      <style:text-properties officeooo:paragraph-rsid="00c2e977"/>
    </style:style>
    <style:style style:name="P47" style:family="paragraph" style:parent-style-name="List_20_1">
      <style:text-properties officeooo:paragraph-rsid="00a5ab0b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officeooo:rsid="00a4e905"/>
    </style:style>
    <style:style style:name="T7" style:family="text">
      <style:text-properties officeooo:rsid="00ac9034"/>
    </style:style>
    <style:style style:name="T8" style:family="text">
      <style:text-properties officeooo:rsid="00afb9c1"/>
    </style:style>
    <style:style style:name="T9" style:family="text">
      <style:text-properties officeooo:rsid="00193d6d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93d6d"/>
    </style:style>
    <style:style style:name="T12" style:family="text">
      <style:text-properties fo:language="en" fo:country="US" officeooo:rsid="00d984e0"/>
    </style:style>
    <style:style style:name="T13" style:family="text">
      <style:text-properties fo:language="en" fo:country="US" officeooo:rsid="00048fb0"/>
    </style:style>
    <style:style style:name="T14" style:family="text">
      <style:text-properties fo:language="en" fo:country="US" officeooo:rsid="00d359ff"/>
    </style:style>
    <style:style style:name="T15" style:family="text">
      <style:text-properties fo:language="en" fo:country="US" officeooo:rsid="00b73fd6"/>
    </style:style>
    <style:style style:name="T16" style:family="text">
      <style:text-properties fo:language="en" fo:country="US" officeooo:rsid="00b8d4e3"/>
    </style:style>
    <style:style style:name="T17" style:family="text">
      <style:text-properties fo:language="en" fo:country="US" officeooo:rsid="00bdec3a"/>
    </style:style>
    <style:style style:name="T18" style:family="text">
      <style:text-properties fo:language="en" fo:country="US" officeooo:rsid="00bfa884"/>
    </style:style>
    <style:style style:name="T19" style:family="text">
      <style:text-properties fo:language="en" fo:country="US" officeooo:rsid="00c4a812"/>
    </style:style>
    <style:style style:name="T20" style:family="text">
      <style:text-properties fo:language="en" fo:country="US" officeooo:rsid="00a7428a"/>
    </style:style>
    <style:style style:name="T21" style:family="text">
      <style:text-properties fo:language="en" fo:country="US" officeooo:rsid="001f0121"/>
    </style:style>
    <style:style style:name="T22" style:family="text">
      <style:text-properties fo:language="en" fo:country="US" officeooo:rsid="00c96155"/>
    </style:style>
    <style:style style:name="T23" style:family="text">
      <style:text-properties fo:language="en" fo:country="US" officeooo:rsid="00a4e905"/>
    </style:style>
    <style:style style:name="T24" style:family="text">
      <style:text-properties fo:language="en" fo:country="US" officeooo:rsid="00ac9034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b044c8" fo:background-color="transparent" loext:char-shading-value="0"/>
    </style:style>
    <style:style style:name="T27" style:family="text">
      <style:text-properties officeooo:rsid="00c9c050" fo:background-color="transparent" loext:char-shading-value="0"/>
    </style:style>
    <style:style style:name="T28" style:family="text">
      <style:text-properties officeooo:rsid="00bfa49b" fo:background-color="transparent" loext:char-shading-value="0"/>
    </style:style>
    <style:style style:name="T29" style:family="text">
      <style:text-properties officeooo:rsid="00c24400"/>
    </style:style>
    <style:style style:name="T30" style:family="text">
      <style:text-properties officeooo:rsid="00d669f6"/>
    </style:style>
    <style:style style:name="T31" style:family="text">
      <style:text-properties officeooo:rsid="00d78660"/>
    </style:style>
    <style:style style:name="T32" style:family="text">
      <style:text-properties officeooo:rsid="00bef900"/>
    </style:style>
    <style:style style:name="T33" style:family="text">
      <style:text-properties officeooo:rsid="00b65180"/>
    </style:style>
    <style:style style:name="T34" style:family="text">
      <style:text-properties officeooo:rsid="00a5ab0b"/>
    </style:style>
    <style:style style:name="T35" style:family="text">
      <style:text-properties fo:font-style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2bd617" style:font-weight-asian="normal" style:font-weight-complex="normal"/>
    </style:style>
    <style:style style:name="T39" style:family="text">
      <style:text-properties fo:font-weight="normal" officeooo:rsid="00c0939e" style:font-weight-asian="normal" style:font-weight-complex="normal"/>
    </style:style>
    <style:style style:name="T40" style:family="text">
      <style:text-properties style:font-weight-asian="bold" style:font-weight-complex="bold"/>
    </style:style>
    <style:style style:name="T41" style:family="text">
      <style:text-properties officeooo:rsid="005e68eb"/>
    </style:style>
    <style:style style:name="T42" style:family="text">
      <style:text-properties style:font-name="Times New Roman"/>
    </style:style>
    <style:style style:name="T43" style:family="text">
      <style:text-properties officeooo:rsid="00232bb6"/>
    </style:style>
    <style:style style:name="T44" style:family="text">
      <style:text-properties style:font-name="Liberation Sans5" officeooo:rsid="0019deb4" style:font-name-asian="Liberation Sans5" style:font-name-complex="Liberation Sans5"/>
    </style:style>
    <style:style style:name="T45" style:family="text">
      <style:text-properties officeooo:rsid="00786b14"/>
    </style:style>
    <style:style style:name="T46" style:family="text">
      <style:text-properties officeooo:rsid="0018dfb6"/>
    </style:style>
    <style:style style:name="T47" style:family="text">
      <style:text-properties officeooo:rsid="0029f313"/>
    </style:style>
    <style:style style:name="T48" style:family="text">
      <style:text-properties style:font-name="Liberation Sans1" fo:font-size="11pt"/>
    </style:style>
    <style:style style:name="T49" style:family="text">
      <style:text-properties officeooo:rsid="0023a314"/>
    </style:style>
    <style:style style:name="T50" style:family="text">
      <style:text-properties style:font-name="Times New Roman1" fo:font-size="11pt"/>
    </style:style>
    <style:style style:name="T51" style:family="text">
      <style:text-properties officeooo:rsid="00289745"/>
    </style:style>
    <style:style style:name="T52" style:family="text">
      <style:text-properties officeooo:rsid="00292880"/>
    </style:style>
    <style:style style:name="T53" style:family="text">
      <style:text-properties style:use-window-font-color="true"/>
    </style:style>
    <style:style style:name="T54" style:family="text">
      <style:text-properties style:use-window-font-color="true" style:font-name="Times New Roman1" fo:font-size="11pt"/>
    </style:style>
    <style:style style:name="T55" style:family="text">
      <style:text-properties style:use-window-font-color="true" fo:font-style="italic"/>
    </style:style>
    <style:style style:name="T56" style:family="text">
      <style:text-properties officeooo:rsid="001af45b"/>
    </style:style>
    <style:style style:name="T57" style:family="text">
      <style:text-properties officeooo:rsid="00a7428a"/>
    </style:style>
    <style:style style:name="T58" style:family="text">
      <style:text-properties officeooo:rsid="00ae9f22"/>
    </style:style>
    <style:style style:name="T59" style:family="text">
      <style:text-properties officeooo:rsid="00b4bdd8"/>
    </style:style>
    <style:style style:name="T60" style:family="text">
      <style:text-properties officeooo:rsid="00b73fd6"/>
    </style:style>
    <style:style style:name="T61" style:family="text">
      <style:text-properties officeooo:rsid="00be3ea5"/>
    </style:style>
    <style:style style:name="T62" style:family="text">
      <style:text-properties officeooo:rsid="00bfa49b"/>
    </style:style>
    <style:style style:name="T63" style:family="text">
      <style:text-properties officeooo:rsid="00bfa884"/>
    </style:style>
    <style:style style:name="T64" style:family="text">
      <style:text-properties officeooo:rsid="00c0939e"/>
    </style:style>
    <style:style style:name="T65" style:family="text">
      <style:text-properties officeooo:rsid="00c109d4"/>
    </style:style>
    <style:style style:name="T66" style:family="text">
      <style:text-properties officeooo:rsid="00c1aeff"/>
    </style:style>
    <style:style style:name="T67" style:family="text">
      <style:text-properties officeooo:rsid="00c2e977"/>
    </style:style>
    <style:style style:name="T68" style:family="text">
      <style:text-properties officeooo:rsid="00c4a812"/>
    </style:style>
    <style:style style:name="T69" style:family="text">
      <style:text-properties officeooo:rsid="00c647da"/>
    </style:style>
    <style:style style:name="T70" style:family="text">
      <style:text-properties officeooo:rsid="00c96155"/>
    </style:style>
    <style:style style:name="T71" style:family="text">
      <style:text-properties officeooo:rsid="00cfa31b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25"><draw:frame draw:style-name="fr2" draw:name="Image1" text:anchor-type="paragraph" svg:x="1.3661in" svg:y="0.1772in" svg:width="3.3335in" svg:height="0.7in" draw:z-index="2"><draw:image xlink:href="Pictures/10000201000003E8000000D262270D7C3E523D96.png" xlink:type="simple" xlink:show="embed" xlink:actuate="onLoad"/></draw:frame>Začínáme s programem LibreOffice</text:p>
      <text:p text:style-name="P16"><text:line-break/>Předmluva</text:p>
      <text:p text:style-name="P17"/>
      <text:h text:style-name="P40" text:outline-level="1"><text:bookmark-start text:name="__RefHeading__5636_1566568644"/>Autorská práva<text:bookmark-end text:name="__RefHeading__5636_1566568644"/></text:h>
      <text:p text:style-name="P4">This document is Copyright © 2012–2016 by the LibreOffice Documentation Team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Heading_20_2" text:outline-level="2"><text:bookmark-start text:name="__RefHeading__5638_1566568644"/>Přispěvatelé<text:bookmark-end text:name="__RefHeading__5638_1566568644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P18">Jean Hollis Weber</text:p>
          </table:table-cell>
          <table:table-cell office:value-type="string">
            <text:p text:style-name="P19">Peter Schofield</text:p>
          </table:table-cell>
          <table:table-cell office:value-type="string">
            <text:p text:style-name="P20">Lera Goncaruk</text:p>
          </table:table-cell>
        </table:table-row>
      </table:table>
      <text:h text:style-name="Heading_20_2" text:outline-level="2"><text:bookmark-start text:name="__RefHeading__5640_1566568644"/>Zpětná vazba<text:bookmark-end text:name="__RefHeading__5640_1566568644"/></text:h>
      <text:p text:style-name="P8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p text:style-name="P8">Poznámka: Všechno, co do e-mailové konference pošlete, včetně e-mailové adresy a dalších osobních informací uvedených ve zprávě, bude veřejně viditelné bez možnosti smazání.</text:p>
      <text:h text:style-name="P42" text:outline-level="2"><text:bookmark-start text:name="__RefHeading__5644_1566568644"/>Datum vydání a verze programu<text:bookmark-end text:name="__RefHeading__5644_1566568644"/></text:h>
      <text:p text:style-name="P35">Vydáno 17. května 2016. Kniha je určena pro LibreOffice 5.1.</text:p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32"><text:a xlink:type="simple" xlink:href="#__RefHeading__5636_1566568644" text:style-name="Index_20_Link" text:visited-style-name="Index_20_Link">Autorská práva<text:tab/>2</text:a></text:p>
          <text:p text:style-name="P34"><text:a xlink:type="simple" xlink:href="#__RefHeading__5638_1566568644" text:style-name="Index_20_Link" text:visited-style-name="Index_20_Link">Přispěvatelé<text:tab/>2</text:a></text:p>
          <text:p text:style-name="P34"><text:a xlink:type="simple" xlink:href="#__RefHeading__5640_1566568644" text:style-name="Index_20_Link" text:visited-style-name="Index_20_Link">Zpětná vazba<text:tab/>2</text:a></text:p>
          <text:p text:style-name="P34"><text:a xlink:type="simple" xlink:href="#__RefHeading__5644_1566568644" text:style-name="Index_20_Link" text:visited-style-name="Index_20_Link">Datum vydání a verze programu<text:tab/>2</text:a></text:p>
          <text:p text:style-name="P32"><text:a xlink:type="simple" xlink:href="#__RefHeading__5648_1566568644" text:style-name="Index_20_Link" text:visited-style-name="Index_20_Link">Pro koho je tato kniha určena?<text:tab/>4</text:a></text:p>
          <text:p text:style-name="P32"><text:a xlink:type="simple" xlink:href="#__RefHeading__6749_1241987491" text:style-name="Index_20_Link" text:visited-style-name="Index_20_Link">O čem je tato kniha?<text:tab/>4</text:a></text:p>
          <text:p text:style-name="P32"><text:a xlink:type="simple" xlink:href="#__RefHeading__6751_1241987491" text:style-name="Index_20_Link" text:visited-style-name="Index_20_Link">Kde lze získat pomoc<text:tab/>4</text:a></text:p>
          <text:p text:style-name="P34"><text:a xlink:type="simple" xlink:href="#__RefHeading__22027_697337876" text:style-name="Index_20_Link" text:visited-style-name="Index_20_Link">Systém nápovědy<text:tab/>4</text:a></text:p>
          <text:p text:style-name="P34"><text:a xlink:type="simple" xlink:href="#__RefHeading__22029_697337876" text:style-name="Index_20_Link" text:visited-style-name="Index_20_Link">Volně dostupná podpora na internetu<text:tab/>4</text:a></text:p>
          <text:p text:style-name="P34"><text:a xlink:type="simple" xlink:href="#__RefHeading__262303_271332650" text:style-name="Index_20_Link" text:visited-style-name="Index_20_Link">Placená podpora a školení<text:tab/>5</text:a></text:p>
          <text:p text:style-name="P32"><text:a xlink:type="simple" xlink:href="#__RefHeading__11088_1241987491" text:style-name="Index_20_Link" text:visited-style-name="Index_20_Link">Vaše verze může být jiná<text:tab/>5</text:a></text:p>
          <text:p text:style-name="P34"><text:a xlink:type="simple" xlink:href="#__RefHeading__1550_1307201209" text:style-name="Index_20_Link" text:visited-style-name="Index_20_Link">Ilustrace<text:tab/>5</text:a></text:p>
          <text:p text:style-name="P34"><text:a xlink:type="simple" xlink:href="#__RefHeading__7596_641027044" text:style-name="Index_20_Link" text:visited-style-name="Index_20_Link">Ikony<text:tab/>5</text:a></text:p>
          <text:p text:style-name="P32"><text:a xlink:type="simple" xlink:href="#__RefHeading__11174_1241987491" text:style-name="Index_20_Link" text:visited-style-name="Index_20_Link">Používání LibreOffice na systémech Mac<text:tab/>6</text:a></text:p>
          <text:p text:style-name="P32"><text:a xlink:type="simple" xlink:href="#__RefHeading__10924_1241987491" text:style-name="Index_20_Link" text:visited-style-name="Index_20_Link">Jak se jednotlivé prvky nazývají?<text:tab/>6</text:a></text:p>
          <text:p text:style-name="P32"><text:a xlink:type="simple" xlink:href="#__RefHeading__1552_1307201209" text:style-name="Index_20_Link" text:visited-style-name="Index_20_Link">Kdo tuto knihu napsal?<text:tab/>7</text:a></text:p>
          <text:p text:style-name="P32"><text:a xlink:type="simple" xlink:href="#__RefHeading__6761_1241987491" text:style-name="Index_20_Link" text:visited-style-name="Index_20_Link">Poděkování<text:tab/>7</text:a></text:p>
          <text:p text:style-name="P32"><text:a xlink:type="simple" xlink:href="#__RefHeading__6763_1241987491" text:style-name="Index_20_Link" text:visited-style-name="Index_20_Link">Často kladené otázky<text:tab/>7</text:a></text:p>
          <text:p text:style-name="P32"><text:a xlink:type="simple" xlink:href="#__RefHeading__11197_1646717133" text:style-name="Index_20_Link" text:visited-style-name="Index_20_Link">Co je nového v LibreOffice 5.1?<text:tab/>8</text:a></text:p>
        </text:index-body>
      </text:table-of-content>
      <text:p text:style-name="Page_20_Break"/>
      <text:h text:style-name="P41" text:outline-level="1"><text:bookmark-start text:name="__RefHeading__5648_1566568644"/>Pro koho je tato kniha určena?<text:bookmark-end text:name="__RefHeading__5648_1566568644"/></text:h>
      <text:p text:style-name="P6">Knihu Začínáme s programem LibreOffice ocení každý, kdo se chce rychle seznámit s kancelářským balíkem LibreOffice. Není přitom důležité, zda jde o úplného začátečníka nebo uživatele, který už má zkušenosti s jiným kancelářským balíkem.</text:p>
      <text:h text:style-name="P37" text:outline-level="1"><text:bookmark-start text:name="__RefHeading__6749_1241987491"/>O čem je tato kniha?<text:bookmark-end text:name="__RefHeading__6749_1241987491"/></text:h>
      <text:p text:style-name="P6">Tato kniha představuje hlavní části LibreOffice:</text:p>
      <text:list xml:id="list9132811965997808774" text:style-name="List_20_1">
        <text:list-item>
          <text:p text:style-name="P47">Writer (program pro zpracování textu)</text:p>
        </text:list-item>
        <text:list-item>
          <text:p text:style-name="P47">Calc (tabulkový editor)</text:p>
        </text:list-item>
        <text:list-item>
          <text:p text:style-name="P47">Impress (prezentační manažer)</text:p>
        </text:list-item>
        <text:list-item>
          <text:p text:style-name="P47">Draw (editor vektorové grafiky)</text:p>
        </text:list-item>
        <text:list-item>
          <text:p text:style-name="P47">Databáze (databázový manažer)</text:p>
        </text:list-item>
        <text:list-item>
          <text:p text:style-name="P47">Math (editor vzorců)</text:p>
        </text:list-item>
      </text:list>
      <text:p text:style-name="P6">Tato kniha také obsahuje témata, která jsou společná pro všechny aplikace, včetně nastavení a přizpůsobení, stylů a šablon, záznamu maker a tisku. Další informace lze nalézt v příručkách pro jednotlivé části LibreOffice.</text:p>
      <text:h text:style-name="P37" text:outline-level="1"><text:bookmark-start text:name="__RefHeading__6751_1241987491"/>Kde lze získat pomoc<text:bookmark-end text:name="__RefHeading__6751_1241987491"/></text:h>
      <text:p text:style-name="P6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43" text:outline-level="2"><text:bookmark-start text:name="__RefHeading__22027_697337876"/>Systém nápovědy<text:bookmark-end text:name="__RefHeading__22027_697337876"/></text:h>
      <text:p text:style-name="P6">LibreOffice obsahuje rozsáhlý <text:alphabetical-index-mark text:string-value="Systém nápovědy"/>systém nápovědy, který může pomoci při jeho používání. Je prvním místem, kde získat pro LibreOffice podporu.</text:p>
      <text:p text:style-name="P4">Vestavěnou nápovědu lze zobrazit stisknutím klávesy <text:span text:style-name="LOKeystroke">F1</text:span> nebo volbou položky <text:span text:style-name="LOMenuPath">Nápověda &gt; Nápověda LibreOffice</text:span> v hlavní nabídce.</text:p>
      <text:p text:style-name="P10">Rychlé tipy získáme, když umístíme ukazatel myši nad ikonu. Zobrazí se tip nápovědy s krátkým popisem funkce ikony. Podrobnější vysvětlení získáme, pokud v hlavní nabídce zvolíme <text:span text:style-name="LOMenuPath">Nápověda &gt; Co je to?</text:span> a kurzor myši podržíme nad ikonou. Kromě toho je možné aktivovat rozšířené tipy, a to pomocí <text:span text:style-name="LOMenuPath">Nástroje &gt; Možnosti &gt; LibreOffice &gt; Obecné</text:span> z hlavní nabídky.</text:p>
      <text:h text:style-name="P43" text:outline-level="2"><text:bookmark-start text:name="__RefHeading__22029_697337876"/>Volně dostupná podpora na internetu<text:bookmark-end text:name="__RefHeading__22029_697337876"/></text:h>
      <text:p text:style-name="P6">Komunita LibreOffice kromě vývoje softwaru poskytuje bezplatnou podporu od dobrovolníků. Více informací najdeme v tabulce <text:sequence-ref text:reference-format="value" text:ref-name="refFigure0">1</text:sequence-ref> na webové stránce <text:a xlink:type="simple" xlink:href="http://www.libreoffice.org/get-help/" text:style-name="Internet_20_link" text:visited-style-name="Visited_20_Internet_20_Link">http://cs.libreoffice.org/get-help/</text:a>. </text:p>
      <text:p text:style-name="P10">Rozsáhlou podporu balíku LibreOffice poskytuje komunita online formou mailových konferencí a na stránkách Ask LibreOffice (převážně v angličtině). Kromě toho je dostupných mnoho webových stránek od uživatelů, které nabízejí bezplatné tipy a návody.</text:p>
      <text:p text:style-name="P10">Komunitní podporu nabízí fórum <text:a xlink:type="simple" xlink:href="http://en.libreofficeforum.org/" text:style-name="Internet_20_link" text:visited-style-name="Visited_20_Internet_20_Link">http://en.libreofficeforum.org/</text:a>.</text:p>
      <text:p text:style-name="P7">Komunitní podporu v češtině a slovenštině nabízí také pro LibreOffice fórum na stránkách: <text:a xlink:type="simple" xlink:href="http://forum.openoffice.org/en/forum/" text:style-name="Internet_20_link" text:visited-style-name="Visited_20_Internet_20_Link">ttp://forum.openoffice.org/en/forum/</text:a> </text:p>
      <text:p text:style-name="P24"><text:soft-page-break/>Tabulka <text:sequence text:ref-name="refTable0" text:name="Table" text:formula="ooow:Table+1" style:num-format="1">1</text:sequence>: Bezplatná podpora pro uživatele LibreOffice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0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14">Ask LibreOffice</text:p>
          </table:table-cell>
          <table:table-cell table:style-name="Table1.A2" office:value-type="string">
            <text:p text:style-name="P14">Otázky a odpovědi od komunity uživatelů LibreOffice<text:line-break/><text:a xlink:type="simple" xlink:href="http://ask.libreoffice.org/en/questions/" text:style-name="Internet_20_link" text:visited-style-name="Visited_20_Internet_20_Link">https://ask.libreoffice.org/cs-cz/questions/</text:a> </text:p>
          </table:table-cell>
        </table:table-row>
        <table:table-row table:style-name="Table1.1">
          <table:table-cell table:style-name="Table1.A2" office:value-type="string">
            <text:p text:style-name="P14"><text:alphabetical-index-mark-start text:id="IMark140561865617224"/>Dokumentace<text:alphabetical-index-mark-end text:id="IMark140561865617224"/></text:p>
          </table:table-cell>
          <table:table-cell table:style-name="Table1.A2" office:value-type="string">
            <text:p text:style-name="P14"><text:alphabetical-index-mark text:string-value="Uživatelské návody"/>Uživatelské příručky, návody typu jak něco udělat a další dokumentace <text:a xlink:type="simple" xlink:href="http://www.libreoffice.org/get-help/documentation/" text:style-name="Internet_20_link" text:visited-style-name="Visited_20_Internet_20_Link">https://cs.libreoffice.org/get-help/documentation/</text:a><text:line-break/><text:a xlink:type="simple" xlink:href="https://wiki.documentfoundation.org/Documentation/Publications" text:style-name="Internet_20_link" text:visited-style-name="Visited_20_Internet_20_Link">https://wiki.documentfoundation.org/Documentation/Publications</text:a> </text:p>
          </table:table-cell>
        </table:table-row>
        <table:table-row table:style-name="Table1.1">
          <table:table-cell table:style-name="Table1.A2" office:value-type="string">
            <text:p text:style-name="P14">Časté otázky</text:p>
          </table:table-cell>
          <table:table-cell table:style-name="Table1.A2" office:value-type="string">
            <text:p text:style-name="P14">Odpovědi na často kladené otázky <text:span text:style-name="Internet_20_link"><text:line-break/></text:span><text:a xlink:type="simple" xlink:href="http://wiki.documentfoundation.org/Faq" text:style-name="Internet_20_link" text:visited-style-name="Visited_20_Internet_20_Link"><text:span text:style-name="Internet_20_link">http://wiki.documentfoundation.org/Faq</text:span></text:a></text:p>
          </table:table-cell>
        </table:table-row>
        <table:table-row table:style-name="Table1.1">
          <table:table-cell table:style-name="Table1.A2" office:value-type="string">
            <text:p text:style-name="P14">E-mailové konference</text:p>
          </table:table-cell>
          <table:table-cell table:style-name="Table1.A2" office:value-type="string">
            <text:p text:style-name="P14">Podpora od komunity poskytovaná sítí zkušených uživatelů<text:line-break/><text:a xlink:type="simple" xlink:href="http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6" office:value-type="string">
            <text:p text:style-name="P13">Podpora v různých jazycích</text:p>
          </table:table-cell>
          <table:table-cell table:style-name="Table1.A6" office:value-type="string">
            <text:p text:style-name="P13">Webové stránky LibreOffice v různých jazycích<text:line-break/><text:a xlink:type="simple" xlink:href="http://www.libreoffice.org/community/nlc/" text:style-name="Internet_20_link" text:visited-style-name="Visited_20_Internet_20_Link">http://cs.libreoffice.org/community/nlc/</text:a></text:p>
            <text:p text:style-name="P13">E-mailové konference pro různé jazyky<text:line-break/><text:a xlink:type="simple" xlink:href="http://wiki.documentfoundation.org/Local_Mailing_Lists" text:style-name="Internet_20_link" text:visited-style-name="Visited_20_Internet_20_Link">http://wiki.documentfoundation.org/Local_Mailing_Lists</text:a></text:p>
            <text:p text:style-name="P13">Informace o sociálních sítích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1.1">
          <table:table-cell table:style-name="Table1.A2" office:value-type="string">
            <text:p text:style-name="P14">Možnosti zpřístupnění</text:p>
          </table:table-cell>
          <table:table-cell table:style-name="Table1.A2" office:value-type="string">
            <text:p text:style-name="P14">Informace o dostupných možnostech pro zlepšení přístupnosti <text:a xlink:type="simple" xlink:href="http://www.libreoffice.org/get-help/accessibility/" text:style-name="Internet_20_link" text:visited-style-name="Visited_20_Internet_20_Link">http://cs.libreoffice.org/get-help/accessibility/</text:a></text:p>
          </table:table-cell>
        </table:table-row>
      </table:table>
      <text:h text:style-name="P43" text:outline-level="2"><text:bookmark-start text:name="__RefHeading__262303_271332650"/>Placená podpora a školení<text:bookmark-end text:name="__RefHeading__262303_271332650"/></text:h>
      <text:p text:style-name="Text_20_body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://www.documentfoundation.org/gethelp/support/" text:style-name="Internet_20_link" text:visited-style-name="Visited_20_Internet_20_Link">http://www.documentfoundation.org/gethelp/support/</text:a></text:p>
      <text:h text:style-name="P37" text:outline-level="1"><text:bookmark-start text:name="__RefHeading__11088_1241987491"/>Vaše verze může být jiná<text:bookmark-end text:name="__RefHeading__11088_1241987491"/></text:h>
      <text:h text:style-name="P43" text:outline-level="2"><text:bookmark-start text:name="__RefHeading__1550_1307201209"/>Ilustrace<text:bookmark-end text:name="__RefHeading__1550_1307201209"/></text:h>
      <text:p text:style-name="P6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Chceme-li změnit, která dialogová okna se používají, zvolíme <text:span text:style-name="LOMenuPath">Nástroje &gt; Možnosti &gt; LibreOffice &gt; Obecné</text:span> a zaškrtneme či zrušíme zaškrtnutí možnosti <text:span text:style-name="LOMenuPath">Použít dialogy LibreOffice</text:span>.</text:p>
      <text:h text:style-name="P43" text:outline-level="2"><text:bookmark-start text:name="__RefHeading__7596_641027044"/>Ikony<text:bookmark-end text:name="__RefHeading__7596_641027044"/></text:h>
      <text:p text:style-name="P23">Komunita LibreOffice vytvořila několik sad ikon: Breeze, Galaxy, Vysoký kontrast, Oxygen, Sifr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12">Chceme-li změnit použitou sadu ikon, přejdeme na <text:span text:style-name="LOMenuPath">Nástroje &gt; Možnosti &gt; LibreOffice &gt; Zobrazení</text:span>. V části <text:span text:style-name="LOMenuPath">Uživatelské rozhraní</text:span> zvolíme sadu z rozbalovacího seznamu <text:span text:style-name="LOMenuPath">Velikost a styl ikon</text:span>.</text:p>
      <text:h text:style-name="P39" text:outline-level="1"><text:bookmark-start text:name="__RefHeading__11174_1241987491"/><text:soft-page-break/>Používání LibreOffice na systémech Mac<text:bookmark-end text:name="__RefHeading__11174_1241987491"/></text:h>
      <text:p text:style-name="P6">Některé klávesové zkratky a položky nabídek jsou v systému Mac jiné než v systémech Windows a Linux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1">Windows nebo Linux</text:p>
          </table:table-cell>
          <table:table-cell table:style-name="Table3.A1" office:value-type="string">
            <text:p text:style-name="P31">Ekvivalent pro Mac</text:p>
          </table:table-cell>
          <table:table-cell table:style-name="Table3.A1" office:value-type="string">
            <text:p text:style-name="P31">Výsledek</text:p>
          </table:table-cell>
        </table:table-row>
        <table:table-row table:style-name="Table3.1">
          <table:table-cell table:style-name="Table3.A2" office:value-type="string">
            <text:p text:style-name="P15"><text:span text:style-name="LOMenuPath">Nástroje &gt; Možnosti</text:span> výběr v nabídce</text:p>
          </table:table-cell>
          <table:table-cell table:style-name="Table3.B2" office:value-type="string">
            <text:p text:style-name="P15"><text:span text:style-name="LOMenuPath">LibreOffice &gt; Předvolby</text:span></text:p>
          </table:table-cell>
          <table:table-cell table:style-name="Table3.B2" office:value-type="string">
            <text:p text:style-name="P15">Otevřou se možnosti nastavení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Klepnutí pravým tlačítkem</text:span></text:p>
          </table:table-cell>
          <table:table-cell table:style-name="Table3.A2" office:value-type="string">
            <text:p text:style-name="P15">Control + klepnout a/nebo klepnutí pravým tlačítkem v závislosti na operačním systému počítače</text:p>
          </table:table-cell>
          <table:table-cell table:style-name="Table3.B2" office:value-type="string">
            <text:p text:style-name="P15">Otevře se místní nabídka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Ctrl</text:span> (<text:span text:style-name="LOKeystroke">Control</text:span>)</text:p>
          </table:table-cell>
          <table:table-cell table:style-name="Table3.A2" office:value-type="string">
            <text:p text:style-name="P15">⌘ (<text:span text:style-name="LOKeystroke">Command</text:span>)</text:p>
          </table:table-cell>
          <table:table-cell table:style-name="Table3.A2" office:value-type="string">
            <text:p text:style-name="P15">Používá se i s dalšími klávesami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F5</text:span></text:p>
          </table:table-cell>
          <table:table-cell table:style-name="Table3.A2" office:value-type="string">
            <text:p text:style-name="P15"><text:span text:style-name="LOKeystroke">Shift</text:span> + ⌘ + <text:span text:style-name="LOKeystroke">F5</text:span></text:p>
          </table:table-cell>
          <table:table-cell table:style-name="Table3.A2" office:value-type="string">
            <text:p text:style-name="P15">Otevře se Navigátor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F11</text:span></text:p>
          </table:table-cell>
          <table:table-cell table:style-name="Table3.A2" office:value-type="string">
            <text:p text:style-name="P15">⌘ + <text:span text:style-name="LOKeystroke">T</text:span></text:p>
          </table:table-cell>
          <table:table-cell table:style-name="Table3.A2" office:value-type="string">
            <text:p text:style-name="P15">Otevře okno Styly a formátování.</text:p>
          </table:table-cell>
        </table:table-row>
      </table:table>
      <text:h text:style-name="P38" text:outline-level="1"><text:bookmark-start text:name="__RefHeading__10924_1241987491"/>Jak se jednotlivé prvky nazývají?<text:bookmark-end text:name="__RefHeading__10924_1241987491"/></text:h>
      <text:p text:style-name="P6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6">Dialogové okno je speciálním typem okna. Jeho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0">1</text:sequence-ref>. V této knize nebudeme ve většině případů technické pojmy používat, ale je užitečné tyto pojmy znát, protože nápověda a další zdroje informací s nimi často pracují.</text:p>
      <text:p text:style-name="P33"><draw:frame draw:style-name="fr1" draw:name="Frame12" text:anchor-type="as-char" svg:width="5.5634in" draw:z-index="0"><draw:text-box fo:min-height="4.011in"><text:p text:style-name="Figure"><draw:frame draw:style-name="fr3" draw:name="graphics1" text:anchor-type="as-char" svg:width="5.5118in" svg:height="3.7598in" draw:z-index="1"><draw:image xlink:href="Pictures/10000201000002ED000001FF770877E81F34DF47.png" xlink:type="simple" xlink:show="embed" xlink:actuate="onLoad"/></draw:frame></text:p><text:p text:style-name="Caption">Obrázek <text:sequence text:ref-name="refFigure0" text:name="Figure" text:formula="ooow:Figure+1" style:num-format="1">1 </text:sequence>: Dialogové okno, ve kterém jsou použity běžné ovládací prvky</text:p></draw:text-box></draw:frame></text:p>
      <text:list xml:id="list5455110769831067669" text:style-name="Numbering_20_1">
        <text:list-item text:start-value="1">
          <text:p text:style-name="P45">Karty stránky (angl. Tabbed page, tab), které slouží k přepínání karet.</text:p>
        </text:list-item>
        <text:list-item>
          <text:p text:style-name="P46">Přepínače (angl. Radio buttons), zvolená může být vždy jen jedna položka.</text:p>
        </text:list-item>
        <text:list-item>
          <text:p text:style-name="P44">Zaškrtávací pole (angl. Checkbox), může být zvoleno několik položek najednou.</text:p>
        </text:list-item>
        <text:list-item>
          <text:p text:style-name="P44"><text:soft-page-break/>Číselník (angl. Spin box). Klepnutím na šipky můžeme číslo zmenšit nebo zvětšit, nebo jej můžeme přímo zadat v textové části.</text:p>
        </text:list-item>
        <text:list-item>
          <text:p text:style-name="P44">Náhled.</text:p>
        </text:list-item>
        <text:list-item>
          <text:p text:style-name="P44">Z rozbalovacího seznamu zvolíme námi požadovanou položku.</text:p>
        </text:list-item>
        <text:list-item>
          <text:p text:style-name="P44">Tlačítka (angl. Push buttons).</text:p>
        </text:list-item>
      </text:list>
      <text:p text:style-name="P22">Ve většině případů můžeme během doby, kdy je otevřeno dialogové okno, pracovat pouze s tímto oknem, a se samotným dokumentem ne. V práci s dokumentem je možné pokračovat až poté, kdy dialogové okno zavřeme (obvykle klepnutím na OK nebo jiné tlačítko, které uloží změny a zavře okno).</text:p>
      <text:p text:style-name="P6">Některá dialogová okna je možné ponechat otevřená i během práce a přepínat se mezi nimi a dokumentem. Příkladem takového okna je okno Najít a nahradit.</text:p>
      <text:h text:style-name="P37" text:outline-level="1"><text:bookmark-start text:name="__RefHeading__1552_1307201209"/>Kdo tuto knihu napsal?<text:bookmark-end text:name="__RefHeading__1552_1307201209"/></text:h>
      <text:p text:style-name="P9">Tato kniha byla napsána a přeložena dobrovolníky z komunity programu LibreOffice. Na tvorbě této a dalších příruček se můžete <text:bookmark text:name="result_box7"/>podílet, ať už na vytváření originálu, nebo na překladu do češtiny. Zisk z prodeje její tištěné verze bude použit ve prospěch komunity.</text:p>
      <text:h text:style-name="P37" text:outline-level="1"><text:bookmark-start text:name="__RefHeading__6761_1241987491"/>Poděkování<text:bookmark-end text:name="__RefHeading__6761_1241987491"/></text:h>
      <text:p text:style-name="P6">Tato kniha byla vytvořena úpravami a aktualizacemi knihy <text:span text:style-name="LOEmphasis">Getting Started with OpenOffice.org 3.3</text:span>. Autoři této knihy jsou:</text:p>
      <text:p text:style-name="P21">Jean Hollis Weber<text:tab/>Michele Zarri<text:tab/>Magnus Adielsson<text:line-break/>Thomas Astleitner<text:tab/>Richard Barnes <text:tab/>Agnes Belzunce <text:line-break/>Chris Bonde <text:tab/>Nicole Cairns<text:tab/>Daniel Carrera<text:line-break/>JiHui Choi<text:tab/>Richard Detwiler <text:tab/>Alexander Noël Dunne<text:line-break/>Laurent Duperval <text:tab/>Spencer E. Harpe <text:tab/>Regina Henschel<text:line-break/>Peter Hillier-Brook<text:tab/>Richard Holt<text:tab/>John Kane<text:line-break/>Rachel Kartch <text:tab/>Stefan A. Keel<text:tab/>Jared Kobos<text:line-break/>Michael Kotsarinis<text:tab/>Peter Kupfer <text:tab/>Ian Laurenson<text:line-break/>Dan Lewis <text:tab/>Alan Madden<text:tab/>Michel Pinquier<text:line-break/>Andrew Pitonyak<text:tab/>Carol Roberts <text:tab/>Iain Roberts<text:line-break/>Hazel Russman<text:tab/>Gary Schnabl <text:tab/>Robert Scott<text:line-break/>Joe Sellman<text:tab/>Janet Swisher <text:tab/>Jim Taylor<text:line-break/>Alex Thurgood <text:tab/>Barbara M. Tobias<text:tab/>Claire Wood<text:line-break/>Linda Worthington </text:p>
      <text:h text:style-name="P37" text:outline-level="1"><text:bookmark-start text:name="__RefHeading__6763_1241987491"/>Často kladené otázky<text:bookmark-end text:name="__RefHeading__6763_1241987491"/></text:h>
      <text:p text:style-name="P26"><text:reference-mark-start text:name="How is OOo licensed?"/>Jakou licenci LibreOffice používá?<text:reference-mark-end text:name="How is OOo licensed?"/></text:p>
      <text:p text:style-name="P29">LibreOffice 5.1 je šířen pod licencí Mozilla Public License (MPL), schválenou organizací <text:alphabetical-index-mark text:string-value="Open Source Initiative (OSI)"/>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29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26">Mohu LibreOffice dále distribuovat, rozdávat a šířit? Mohu LibreOffice prodávat? Mohu LibreOffice používat pro komerční účely a ve své firmě?</text:p>
      <text:p text:style-name="P27">Ano.</text:p>
      <text:p text:style-name="P26">Na kolik počítačů mohu LibreOffice nainstalovat?</text:p>
      <text:p text:style-name="P27">Na libovolný počet.</text:p>
      <text:p text:style-name="P26"><text:soft-page-break/>Je LibreOffice dostupný v mém jazyce?</text:p>
      <text:p text:style-name="P27">LibreOffice byl lokalizován do více než čtyřiceti jazyků, takže požadovaný jazyk je pravděpodobně podporován. Navíc je k dispozici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26">Jak je možné, že program LibreOffice je dostupný zdarma?</text:p>
      <text:p text:style-name="P27">LibreOffice vyvíjejí a udržují dobrovolníci s podporou více firem.</text:p>
      <text:p text:style-name="P26">Vyvíjím softwarovou aplikaci. Mohu použít zdrojový kód LibreOffice v mém programu?</text:p>
      <text:p text:style-name="P27">Ano, v rámci podmínek určených licencí MPL a/nebo LGPL. Přečtěte si licenci: <text:a xlink:type="simple" xlink:href="http://www.mozilla.org/MPL/2.0/" text:style-name="Internet_20_link" text:visited-style-name="Visited_20_Internet_20_Link">http://www.mozilla.org/MPL/2.0/</text:a>.</text:p>
      <text:p text:style-name="P26">Proč ke spuštění LibreOffice potřebuji Javu? Je napsán v Javě?</text:p>
      <text:p text:style-name="P27">LibreOffice není napsán v Javě, je napsán v jazyce C++. Java je jedním z jazyků, které lze použít k jeho rozšiřování. Běhové prostředí Java (JDK/JRE) je třeba jen kvůli některým funkcím. Jednou z nich je například databázový stroj HSQLDB.</text:p>
      <text:p text:style-name="P27">Poznámka: Java je dostupná bezplatně. Pokud byste Javu nechtěli používat, většina funkcí LibreOffice bude stále bezproblémově fungovat.</text:p>
      <text:p text:style-name="P26">Jak mohu k LibreOffice přispět?</text:p>
      <text:p text:style-name="P28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26">Mohu PDF soubor této knihy dále distribuovat, případně jej i tisknout a prodávat?</text:p>
      <text:p text:style-name="P27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h text:style-name="P37" text:outline-level="1"><text:bookmark-start text:name="__RefHeading__11197_1646717133"/>Co je nového v LibreOffice 5.1?<text:bookmark-end text:name="__RefHeading__11197_1646717133"/></text:h>
      <text:p text:style-name="P6">Poznámky o vydání LibreOffice 5.1: <text:a xlink:type="simple" xlink:href="https://wiki.documentfoundation.org/ReleaseNotes/5.1" text:style-name="Internet_20_link" text:visited-style-name="Visited_20_Internet_20_Link">https://wiki.documentfoundation.org/ReleaseNotes/5.1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99in" fo:margin-right="0.0799in" fo:margin-top="0.0299in" fo:margin-bottom="0.0299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Standard" style:next-style-name="Text_20_Note" style:list-style-name="Heading_20_Note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master-page-name="">
      <style:paragraph-properties fo:margin-top="0.0799in" fo:margin-bottom="0.0799in" loext:contextual-spacing="false" fo:text-align="center" style:justify-single-word="false" style:page-number="auto"/>
      <style:text-properties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in" fo:margin-bottom="0in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#ff00cc" style:font-style-asian="italic" style:font-style-complex="italic"/>
    </style:style>
    <style:style style:name="Bullet_20_Symbols_20__28_user_29_" style:display-name="Bullet Symbols (user)" style:family="text"/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LO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#6666ff"/>
    </style:style>
    <style:style style:name="LOComputerCode" style:family="text">
      <style:text-properties style:font-name="Liberation Mono2" fo:font-family="'Liberation Mono'" style:font-style-name="Regular" style:font-family-generic="modern" style:font-pitch="variable" fo:font-size="11pt" fo:language="zxx" fo:country="none" fo:font-weight="normal" fo:background-color="transparent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Heading_20_Note" style:display-name="Heading Note">
      <text:list-level-style-image text:level="1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07aace0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order-top="0.06pt solid #000000" fo:border-bottom="none" fo:border-left="none" fo:border-right="none" fo:padding="0.0193in" style:shadow="none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Vaše verze může být jiná</text:chapter> <text:span text:style-name="MT1">| </text:span><text:page-number text:select-page="current">5</text:page-number></text:p>
      </style:footer>
      <style:footer-left>
        <text:p text:style-name="Footer"><text:page-number text:select-page="current">8</text:page-number> <text:span text:style-name="MT2">| </text:span><text:span text:style-name="MT2"><text:title>Úvod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Úvod</text:title> <text:span text:style-name="MT3">| </text:span><text:page-number text:select-page="current">3</text:page-number></text:p>
      </style:footer>
      <style:footer-first>
        <text:p text:style-name="MP2"><text:span text:style-name="MT4">Dokumentace pro balík LibreOffice je dostupná na </text:span><text:a xlink:type="simple" xlink:href="http://www.libreoffice.org/get-help/documentation" text:style-name="Internet_20_link" text:visited-style-name="Visited_20_Internet_20_Link"><text:span text:style-name="Internet_20_link"><text:span text:style-name="MT5">http://cs.libreoffice.org/get-help/documentation</text:span></text:span></text:a></text:p>
      </style:footer-first>
      <style:footer-left>
        <text:p text:style-name="MP3"><text:span text:style-name="MT3"><text:page-number text:select-page="current">4</text:page-number></text:span><text:span text:style-name="MT3">| </text:span><text:title>Úvod</text:titl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10:50:12.701935000</meta:creation-date>
    <meta:editing-duration>PT4H39M15S</meta:editing-duration>
    <meta:editing-cycles>33</meta:editing-cycles>
    <meta:generator>LibreOffice/5.1.1.3$Linux_X86_64 LibreOffice_project/89f508ef3ecebd2cfb8e1def0f0ba9a803b88a6d</meta:generator>
    <dc:title>Předmluva</dc:title>
    <meta:initial-creator>Jean Weber</meta:initial-creator>
    <dc:date>2016-07-27T08:21:15.955732492</dc:date>
    <dc:creator>Milos Sramek</dc:creator>
    <meta:document-statistic meta:table-count="3" meta:image-count="2" meta:object-count="0" meta:page-count="8" meta:paragraph-count="149" meta:word-count="1818" meta:character-count="11739" meta:non-whitespace-character-count="10049"/>
    <meta:template xlink:type="simple" xlink:actuate="onRequest" xlink:title="LO 5.0 Chapter Template" xlink:href="../../../../../../../../Library/Application%20Support/LibreOffice/4/user/template/LO%205.0%20Chapter%20Template.ott" meta:date="2016-02-12T10:50:12.417360000"/>
  </office:meta>
</office:document-meta>
</file>